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3000001647D0EFE2E.jpg" manifest:media-type="image/jpeg"/>
  <manifest:file-entry manifest:full-path="Pictures/100000000000037E0000039C2E1A586E.png" manifest:media-type="image/png"/>
  <manifest:file-entry manifest:full-path="Pictures/10000201000000400000004067DBD018.png" manifest:media-type="image/png"/>
  <manifest:file-entry manifest:full-path="Pictures/10000000000001900000012C8D71433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1cm, 1.738cm, 20.638cm, 4.152cm)" draw:image-opacity="100%" style:mirror="none"/>
    </style:style>
    <style:style style:name="gr7" style:family="graphic" style:parent-style-name="standard">
      <style:graphic-properties svg:stroke-width="0.1cm" svg:stroke-color="#00ff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246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cm"/>
    </style:style>
    <style:style style:name="gr13" style:family="graphic" style:parent-style-name="standard">
      <style:graphic-properties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0.549cm"/>
    </style:style>
    <style:style style:name="gr17" style:family="graphic" style:parent-style-name="standard">
      <style:graphic-properties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7" draw:id="id7" draw:layer="layout" svg:width="4.629cm" svg:height="3.3cm" svg:x="1.7cm" svg:y="0.4cm">
          <draw:image xlink:href="Pictures/10000000000001900000012C8D71433C.jpg" xlink:type="simple" xlink:show="embed" xlink:actuate="onLoad">
            <text:p/>
          </draw:image>
        </draw:frame>
        <draw:frame draw:style-name="gr2" draw:text-style-name="P1" draw:layer="layout" svg:width="3.3cm" svg:height="1.673cm" svg:x="7.2cm" svg:y="1.162cm">
          <draw:text-box>
            <text:p text:style-name="P1">Collect data</text:p>
          </draw:text-box>
        </draw:frame>
        <draw:custom-shape draw:style-name="gr3" draw:text-style-name="P1" xml:id="id2" draw:id="id2" draw:layer="layout" svg:width="4.7cm" svg:height="3cm" svg:x="2.1cm" svg:y="6.438cm">
          <text:p text:style-name="P1">Raw data</text:p>
          <text:p text:style-name="P1">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8cm" svg:height="1.199cm" svg:x="0.7cm" svg:y="9cm">
          <draw:text-box>
            <text:p><text:span text:style-name="T1">Dif 1 </text:span></text:p>
            <text:p><text:span text:style-name="T1">→ </text:span><text:span text:style-name="T2">011011100110</text:span></text:p>
          </draw:text-box>
        </draw:frame>
        <draw:custom-shape draw:style-name="gr5" draw:text-style-name="P1" xml:id="id3" draw:id="id3" draw:layer="layout" svg:width="4.6cm" svg:height="2.7cm" svg:x="18.3cm" svg:y="0.662cm">
          <text:p text:style-name="P1">Raw data</text:p>
          <text:p text:style-name="P1"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4.6cm" svg:height="3.1cm" svg:x="18.4cm" svg:y="6.538cm">
          <text:p text:style-name="P1">Monitor </text:p>
          <text:p text:style-name="P1">element</text:p>
          <text:p text:style-name="P1">collect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05cm" svg:height="1.805cm" svg:x="22.195cm" svg:y="7.533cm">
          <draw:image xlink:href="Pictures/10000201000000400000004067DBD018.png" xlink:type="simple" xlink:show="embed" xlink:actuate="onLoad">
            <text:p/>
          </draw:image>
        </draw:frame>
        <draw:frame draw:style-name="gr6" draw:text-style-name="P1" draw:layer="layout" svg:width="3.8cm" svg:height="2.3cm" svg:x="13.8cm" svg:y="8.7cm">
          <draw:image xlink:href="Pictures/100000000000037E0000039C2E1A586E.png" xlink:type="simple" xlink:show="embed" xlink:actuate="onLoad">
            <text:p/>
          </draw:image>
        </draw:frame>
        <draw:custom-shape draw:style-name="gr7" draw:text-style-name="P1" xml:id="id4" draw:id="id4" draw:layer="layout" svg:width="5cm" svg:height="3.2cm" svg:x="10.5cm" svg:y="6.538cm">
          <text:p text:style-name="P1">Raw </text:p>
          <text:p text:style-name="P1">Calorimeter hit</text:p>
          <text:p text:style-name="P1">Data 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095cm" svg:height="0.725cm" svg:x="8.305cm" svg:y="4.538cm">
          <draw:text-box>
            <text:p><text:span text:style-name="T3">QUERY</text:span></text:p>
          </draw:text-box>
        </draw:frame>
        <draw:frame draw:style-name="gr9" draw:text-style-name="P3" draw:layer="layout" svg:width="1.7cm" svg:height="0.725cm" svg:x="2.6cm" svg:y="5.613cm">
          <draw:text-box>
            <text:p><text:span text:style-name="T3">SEND</text:span></text:p>
          </draw:text-box>
        </draw:frame>
        <draw:frame draw:style-name="gr9" draw:text-style-name="P3" draw:layer="layout" svg:width="1.8cm" svg:height="0.725cm" svg:x="14.1cm" svg:y="5.838cm">
          <draw:text-box>
            <text:p><text:span text:style-name="T3">SEND</text:span></text:p>
          </draw:text-box>
        </draw:frame>
        <draw:frame draw:style-name="gr9" draw:text-style-name="P3" draw:layer="layout" svg:width="1.7cm" svg:height="0.725cm" svg:x="8.7cm" svg:y="5.713cm">
          <draw:text-box>
            <text:p><text:span text:style-name="T3">SEND</text:span></text:p>
          </draw:text-box>
        </draw:frame>
        <draw:custom-shape draw:style-name="gr10" draw:text-style-name="P1" xml:id="id8" draw:id="id8" draw:layer="layout" svg:width="4.221cm" svg:height="2.742cm" svg:x="5.879cm" svg:y="11.5cm">
          <text:p text:style-name="P1">Particle Flow</text:p>
          <text:p text:style-name="P1">(ArborPF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4.2cm" svg:height="2.362cm" svg:x="0.5cm" svg:y="11.6cm">
          <text:p text:style-name="P1">Slow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4.2cm" svg:height="2.662cm" svg:x="10.6cm" svg:y="11.538cm">
          <text:p text:style-name="P1">Asic eff/mult</text:p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1.388cm" svg:y1="2.967cm" svg:x2="4.45cm" svg:y2="6.438cm" draw:start-shape="id1" draw:start-glue-point="7" draw:end-shape="id2" draw:end-glue-point="4" svg:d="m11388 2967-6938 3471" svg:viewBox="0 0 6939 3472">
          <text:p/>
        </draw:connector>
        <draw:connector draw:style-name="gr11" draw:text-style-name="P1" draw:layer="layout" draw:type="line" svg:x1="18.3cm" svg:y1="2.012cm" svg:x2="6.112cm" svg:y2="6.877cm" draw:start-shape="id3" draw:start-glue-point="6" draw:end-shape="id2" draw:end-glue-point="11" svg:d="m18300 2012-12188 4865" svg:viewBox="0 0 12189 4866">
          <text:p/>
        </draw:connector>
        <draw:connector draw:style-name="gr11" draw:text-style-name="P1" draw:layer="layout" draw:type="line" svg:x1="6.8cm" svg:y1="7.938cm" svg:x2="18.973cm" svg:y2="2.967cm" draw:start-shape="id2" draw:start-glue-point="10" draw:end-shape="id3" draw:end-glue-point="7" svg:d="m6800 7938 12173-4971" svg:viewBox="0 0 12174 4972">
          <text:p/>
        </draw:connector>
        <draw:connector draw:style-name="gr11" draw:text-style-name="P1" draw:layer="layout" draw:type="line" svg:x1="20.6cm" svg:y1="3.362cm" svg:x2="13cm" svg:y2="6.538cm" draw:start-shape="id3" draw:start-glue-point="8" draw:end-shape="id4" draw:end-glue-point="4" svg:d="m20600 3362-7600 3176" svg:viewBox="0 0 7601 3177">
          <text:p/>
        </draw:connector>
        <draw:frame draw:style-name="gr12" draw:text-style-name="P4" draw:layer="layout" svg:width="2cm" svg:height="1.199cm" svg:x="9.9cm" svg:y="9.6cm">
          <draw:text-box>
            <text:p text:style-name="P1"><text:span text:style-name="T3">QUERY DATA</text:span></text:p>
          </draw:text-box>
        </draw:frame>
        <draw:connector draw:style-name="gr11" draw:text-style-name="P1" draw:layer="layout" draw:type="lines" draw:line-skew="2.987cm 7.411cm" svg:x1="2.6cm" svg:y1="13.962cm" svg:x2="20.7cm" svg:y2="9.638cm" draw:start-shape="id5" draw:start-glue-point="8" draw:end-shape="id6" draw:end-glue-point="8" svg:d="m2600 13962v3538l18100 100v-7962" svg:viewBox="0 0 18101 7963">
          <text:p/>
        </draw:connector>
        <draw:frame draw:style-name="gr9" draw:layer="layout" svg:width="4.8cm" svg:height="0.962cm" svg:x="9.8cm" svg:y="18.238cm">
          <draw:text-box>
            <text:p>PUBLISH MEs</text:p>
          </draw:text-box>
        </draw:frame>
        <draw:custom-shape draw:style-name="gr5" draw:text-style-name="P5" draw:layer="layout" svg:width="3.7cm" svg:height="1.7cm" svg:x="23.8cm" svg:y="1.162cm">
          <text:p text:style-name="P1"><text:span text:style-name="T4">BACKEND</text:span></text:p>
          <text:p text:style-name="P1"><text:span text:style-name="T4">SERVIC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6.329cm" svg:y1="2.05cm" svg:x2="10.7cm" svg:y2="2.012cm" draw:start-shape="id7" draw:start-glue-point="1" draw:end-shape="id1" draw:end-glue-point="6" svg:d="m6329 2050 4371-38" svg:viewBox="0 0 4372 39">
          <text:p/>
        </draw:connector>
        <draw:custom-shape draw:style-name="gr3" draw:text-style-name="P5" draw:layer="layout" svg:width="3.7cm" svg:height="1.7cm" svg:x="23.9cm" svg:y="7.038cm">
          <text:p text:style-name="P1"><text:span text:style-name="T4">FRONTEND</text:span></text:p>
          <text:p text:style-name="P1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cm" svg:height="1.2cm" svg:x="23.8cm" svg:y="13.838cm">
          <text:p text:style-name="P1"><text:span text:style-name="T4">ANALYSI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6cm" svg:height="2.5cm" svg:x="7.2cm" svg:y="20cm">
          <text:p text:style-name="P1">Run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1cm" svg:height="2.4cm" svg:x="2.1cm" svg:y="19.9cm">
          <text:p text:style-name="P1">Job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7.989cm" svg:y1="14.242cm" svg:x2="7.985cm" svg:y2="17.533cm" draw:start-shape="id8" draw:start-glue-point="8" svg:d="m7989 14242-4 3291" svg:viewBox="0 0 5 3292">
          <text:p/>
        </draw:connector>
        <draw:connector draw:style-name="gr14" draw:text-style-name="P1" draw:layer="layout" draw:type="line" svg:x1="12.7cm" svg:y1="14.2cm" svg:x2="12.708cm" svg:y2="17.556cm" draw:start-shape="id9" draw:start-glue-point="8" svg:d="m12700 14200 8 3356" svg:viewBox="0 0 9 3357">
          <text:p/>
        </draw:connector>
        <draw:custom-shape draw:style-name="gr13" draw:text-style-name="P5" draw:layer="layout" svg:width="4.4cm" svg:height="1.5cm" svg:x="23.7cm" svg:y="20.4cm">
          <text:p text:style-name="P1"><text:span text:style-name="T4">USER</text:span></text:p>
          <text:p text:style-name="P1"><text:span text:style-name="T4">INTERFACES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6cm" svg:height="1.199cm" svg:x="0.6cm" svg:y="19.501cm">
          <draw:text-box>
            <text:p text:style-name="P1"><text:span text:style-name="T3">CONTROL</text:span></text:p>
            <text:p text:style-name="P1"><text:span text:style-name="T3">ALL</text:span></text:p>
          </draw:text-box>
        </draw:frame>
        <draw:frame draw:style-name="gr16" draw:text-style-name="P4" draw:layer="layout" svg:width="3.4cm" svg:height="1.199cm" svg:x="6.6cm" svg:y="18.9cm">
          <draw:text-box>
            <text:p text:style-name="P1"><text:span text:style-name="T3">SOR, EOR, RUN NUMBER</text:span></text:p>
          </draw:text-box>
        </draw:frame>
        <draw:frame draw:style-name="gr1" draw:text-style-name="P1" draw:layer="layout" svg:width="6.604cm" svg:height="4.063cm" svg:x="16.796cm" svg:y="19.5cm">
          <draw:image xlink:href="Pictures/1000000000000283000001647D0EFE2E.jpg" xlink:type="simple" xlink:show="embed" xlink:actuate="onLoad">
            <text:p/>
          </draw:image>
        </draw:frame>
        <draw:custom-shape draw:style-name="gr17" draw:text-style-name="P1" xml:id="id10" draw:id="id10" draw:layer="layout" svg:width="4.6cm" svg:height="2.9cm" svg:x="12.9cm" svg:y="19.8cm">
          <text:p text:style-name="P1">Monitoring</text:p>
          <text:p text:style-name="P1">GU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3.73cm" svg:x1="15.2cm" svg:y1="19.8cm" svg:x2="22.327cm" svg:y2="9.184cm" draw:start-shape="id10" draw:start-glue-point="4" draw:end-shape="id6" draw:end-glue-point="9" svg:d="m15200 19800v-1350h7127v-9266" svg:viewBox="0 0 7128 10617">
          <text:p/>
        </draw:connector>
        <draw:frame draw:style-name="gr18" draw:text-style-name="P4" draw:layer="layout" svg:width="2.9cm" svg:height="1.199cm" svg:x="21.8cm" svg:y="18.101cm">
          <draw:text-box>
            <text:p text:style-name="P1"><text:span text:style-name="T3">QUERY ELEMENTS</text:span></text:p>
          </draw:text-box>
        </draw:frame>
        <draw:custom-shape draw:style-name="gr10" draw:text-style-name="P1" xml:id="id12" draw:id="id12" draw:layer="layout" svg:width="4.2cm" svg:height="2.662cm" svg:x="16.2cm" svg:y="11.538cm">
          <text:p text:style-name="P1">Particle ID</text:p>
          <text:p text:style-name="P1">(counting, ..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3" draw:id="id13" draw:layer="layout" svg:width="4.6cm" svg:height="2.8cm" svg:x="3cm" svg:y="14.4cm">
          <text:p text:style-name="P1">Energy</text:p>
          <text:p text:style-name="P1">reco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1" draw:id="id11" draw:layer="layout" svg:width="4.9cm" svg:height="3.2cm" svg:x="13cm" svg:y="14cm">
          <text:p text:style-name="P1">Global </text:p>
          <text:p text:style-name="P1">analysis</text:p>
          <text:p text:style-name="P1">(rate, etc ..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5.45cm" svg:y1="17.2cm" svg:x2="15.452cm" svg:y2="17.615cm" draw:start-shape="id11" draw:start-glue-point="8" svg:d="m15450 17200 2 415" svg:viewBox="0 0 3 416">
          <text:p/>
        </draw:connector>
        <draw:connector draw:style-name="gr14" draw:text-style-name="P1" draw:layer="layout" draw:type="line" svg:x1="18.3cm" svg:y1="14.2cm" svg:x2="18.333cm" svg:y2="17.575cm" draw:start-shape="id12" draw:start-glue-point="8" svg:d="m18300 14200 33 3375" svg:viewBox="0 0 34 3376">
          <text:p/>
        </draw:connector>
        <draw:connector draw:style-name="gr11" draw:text-style-name="P1" draw:layer="layout" draw:type="lines" draw:line-skew="-1.449cm 0.311cm" svg:x1="15.45cm" svg:y1="14cm" svg:x2="13cm" svg:y2="9.738cm" draw:start-shape="id11" draw:start-glue-point="4" draw:end-shape="id4" draw:end-glue-point="8" svg:d="m15450 14000v-2000l-2450-1400v-862" svg:viewBox="0 0 2451 4263">
          <text:p/>
        </draw:connector>
        <draw:connector draw:style-name="gr11" draw:text-style-name="P1" draw:layer="layout" draw:type="lines" draw:line-skew="0cm 0.311cm" svg:x1="7.989cm" svg:y1="11.5cm" svg:x2="13cm" svg:y2="9.738cm" draw:start-shape="id8" draw:start-glue-point="4" draw:end-shape="id4" draw:end-glue-point="8" svg:d="m7989 11500v-551l5011-349v-862" svg:viewBox="0 0 5012 1763">
          <text:p/>
        </draw:connector>
        <draw:connector draw:style-name="gr11" draw:text-style-name="P1" draw:layer="layout" draw:type="lines" draw:line-skew="0cm 0.311cm" svg:x1="12.7cm" svg:y1="11.538cm" svg:x2="13cm" svg:y2="9.738cm" draw:start-shape="id9" draw:start-glue-point="4" draw:end-shape="id4" draw:end-glue-point="8" svg:d="m12700 11538v-550l300-388v-862" svg:viewBox="0 0 301 1801">
          <text:p/>
        </draw:connector>
        <draw:connector draw:style-name="gr11" draw:text-style-name="P1" draw:layer="layout" draw:type="lines" draw:line-skew="0cm 0.311cm" svg:x1="18.3cm" svg:y1="11.538cm" svg:x2="13cm" svg:y2="9.738cm" draw:start-shape="id12" draw:start-glue-point="4" draw:end-shape="id4" draw:end-glue-point="8" svg:d="m18300 11538v-550l-5300-388v-862" svg:viewBox="0 0 5301 1801">
          <text:p/>
        </draw:connector>
        <draw:connector draw:style-name="gr11" draw:text-style-name="P1" draw:layer="layout" draw:type="lines" draw:line-skew="-2.95cm 0.311cm" svg:x1="5.3cm" svg:y1="14.4cm" svg:x2="13cm" svg:y2="9.738cm" draw:start-shape="id13" draw:start-glue-point="4" draw:end-shape="id4" draw:end-glue-point="8" svg:d="m5300 14400v-3500l7700-300v-862" svg:viewBox="0 0 7701 4663">
          <text:p/>
        </draw:connector>
        <draw:custom-shape draw:style-name="gr5" draw:text-style-name="P1" xml:id="id1" draw:id="id1" draw:layer="layout" svg:width="4.7cm" svg:height="2.7cm" svg:x="10.7cm" svg:y="0.662cm">
          <text:p text:style-name="P1">/dev/shm </text:p>
          <text:p text:style-name="P1">R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9-07T15:40:11</meta:creation-date>
    <dc:date>2015-10-07T12:01:27</dc:date>
    <dc:creator>ETE </dc:creator>
    <meta:editing-duration>PT1H21M26S</meta:editing-duration>
    <meta:editing-cycles>7</meta:editing-cycles>
    <meta:generator>LibreOffice/3.5$Linux_x86 LibreOffice_project/350m1$Build-2</meta:generator>
    <meta:document-statistic meta:object-count="49"/>
  </office:meta>
</office:document-meta>
</file>